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70000028880B62A9752D85B9F.png" manifest:media-type="image/png"/>
  <manifest:file-entry manifest:full-path="Pictures/10000000000002290000026FA454E425BC2D10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e4631"/>
    </style:style>
    <style:style style:name="T2" style:family="text">
      <style:text-properties officeooo:rsid="001023af"/>
    </style:style>
    <style:style style:name="T3" style:family="text">
      <style:text-properties officeooo:rsid="0011d4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6<text:span text:style-name="T1">54</text:span>:<text:span text:style-name="T3">EMITIR NF</text:span></text:p>
      <text:p text:style-name="P1"><draw:frame draw:style-name="fr1" draw:name="Figura1" text:anchor-type="paragraph" svg:width="17cm" svg:height="13.651cm" draw:z-index="0"><draw:image xlink:href="Pictures/10000000000003270000028880B62A9752D85B9F.png" xlink:type="simple" xlink:show="embed" xlink:actuate="onLoad"/></draw:frame></text:p>
      <text:p text:style-name="P1"/>
      <text:p text:style-name="P1"/>
      <text:p text:style-name="P1"><draw:frame draw:style-name="fr2" draw:name="Figura2" text:anchor-type="paragraph" svg:width="14.631cm" svg:height="16.484cm" draw:z-index="1"><draw:image xlink:href="Pictures/10000000000002290000026FA454E425BC2D10B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4:38:11.623000000</dc:date>
    <meta:editing-duration>PT5H54M59S</meta:editing-duration>
    <meta:editing-cycles>12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1" meta:word-count="4" meta:character-count="25" meta:non-whitespace-character-count="21"/>
  </office:meta>
</office:document-meta>
</file>